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39c25" officeooo:paragraph-rsid="00039c25" style:font-weight-asian="bold" style:font-weight-complex="bold"/>
    </style:style>
    <style:style style:name="P2" style:family="paragraph" style:parent-style-name="Standard">
      <style:text-properties officeooo:rsid="0003adfe" officeooo:paragraph-rsid="0003adfe"/>
    </style:style>
    <style:style style:name="P3" style:family="paragraph" style:parent-style-name="Standard">
      <style:text-properties officeooo:rsid="0003adfe" officeooo:paragraph-rsid="0006329c"/>
    </style:style>
    <style:style style:name="P4" style:family="paragraph" style:parent-style-name="Standard">
      <style:text-properties officeooo:rsid="0006329c" officeooo:paragraph-rsid="0006329c"/>
    </style:style>
    <style:style style:name="P5" style:family="paragraph" style:parent-style-name="Standard">
      <style:text-properties fo:font-weight="normal" officeooo:rsid="0007f2d1" officeooo:paragraph-rsid="0007f2d1" style:font-weight-asian="normal" style:font-weight-complex="normal"/>
    </style:style>
    <style:style style:name="P6" style:family="paragraph" style:parent-style-name="Standard">
      <style:text-properties fo:font-weight="normal" officeooo:rsid="00097e95" officeooo:paragraph-rsid="00097e95" style:font-weight-asian="normal" style:font-weight-complex="normal"/>
    </style:style>
    <style:style style:name="P7" style:family="paragraph" style:parent-style-name="Text_20_body">
      <style:text-properties fo:font-weight="bold" officeooo:rsid="00039c25" officeooo:paragraph-rsid="00039c25" style:font-weight-asian="bold" style:font-weight-complex="bold"/>
    </style:style>
    <style:style style:name="P8" style:family="paragraph" style:parent-style-name="Text_20_body">
      <style:text-properties fo:font-weight="normal" officeooo:rsid="00039c25" officeooo:paragraph-rsid="00039c25" style:font-weight-asian="normal" style:font-weight-complex="normal"/>
    </style:style>
    <style:style style:name="P9" style:family="paragraph" style:parent-style-name="Standard">
      <style:text-properties officeooo:rsid="0003adfe" officeooo:paragraph-rsid="0003adfe"/>
    </style:style>
    <style:style style:name="P10" style:family="paragraph" style:parent-style-name="Standard">
      <style:text-properties officeooo:rsid="0006329c" officeooo:paragraph-rsid="0007f2d1"/>
    </style:style>
    <style:style style:name="P11" style:family="paragraph" style:parent-style-name="Standard">
      <style:text-properties officeooo:rsid="0006329c" officeooo:paragraph-rsid="0006329c"/>
    </style:style>
    <style:style style:name="P12" style:family="paragraph" style:parent-style-name="Standard">
      <style:text-properties fo:font-weight="normal" officeooo:rsid="00097e95" officeooo:paragraph-rsid="00097e95" style:font-weight-asian="normal" style:font-weight-complex="normal"/>
    </style:style>
    <style:style style:name="P13" style:family="paragraph" style:parent-style-name="Standard">
      <style:text-properties fo:font-weight="normal" officeooo:rsid="00097e95" officeooo:paragraph-rsid="0014f3a5" style:font-weight-asian="normal" style:font-weight-complex="normal"/>
    </style:style>
    <style:style style:name="P14" style:family="paragraph" style:parent-style-name="Standard">
      <style:text-properties fo:font-weight="normal" officeooo:rsid="0007f2d1" officeooo:paragraph-rsid="0007f2d1" style:font-weight-asian="normal" style:font-weight-complex="normal"/>
    </style:style>
    <style:style style:name="P15" style:family="paragraph" style:parent-style-name="Standard">
      <style:text-properties fo:font-weight="normal" officeooo:rsid="0007f2d1" officeooo:paragraph-rsid="0014f3a5" style:font-weight-asian="normal" style:font-weight-complex="normal"/>
    </style:style>
    <style:style style:name="P16" style:family="paragraph" style:parent-style-name="Standard">
      <style:text-properties fo:font-weight="normal" officeooo:rsid="000bde4c" officeooo:paragraph-rsid="000bde4c" style:font-weight-asian="normal" style:font-weight-complex="normal"/>
    </style:style>
    <style:style style:name="P17" style:family="paragraph" style:parent-style-name="Standard">
      <style:text-properties fo:font-weight="normal" officeooo:rsid="000bde4c" officeooo:paragraph-rsid="000fe769" style:font-weight-asian="normal" style:font-weight-complex="normal"/>
    </style:style>
    <style:style style:name="P18" style:family="paragraph" style:parent-style-name="Standard">
      <style:text-properties fo:font-weight="normal" officeooo:rsid="000d9b59" officeooo:paragraph-rsid="000e92ca" style:font-weight-asian="normal" style:font-weight-complex="normal"/>
    </style:style>
    <style:style style:name="P19" style:family="paragraph" style:parent-style-name="Standard">
      <style:text-properties fo:font-weight="normal" officeooo:rsid="000d9b59" officeooo:paragraph-rsid="0014f3a5" style:font-weight-asian="normal" style:font-weight-complex="normal"/>
    </style:style>
    <style:style style:name="P20" style:family="paragraph" style:parent-style-name="Standard">
      <style:text-properties fo:font-weight="normal" officeooo:rsid="000e92ca" officeooo:paragraph-rsid="000e92ca" style:font-weight-asian="normal" style:font-weight-complex="normal"/>
    </style:style>
    <style:style style:name="P21" style:family="paragraph" style:parent-style-name="Standard">
      <style:text-properties fo:font-weight="normal" officeooo:rsid="00135093" officeooo:paragraph-rsid="00135093" style:font-weight-asian="normal" style:font-weight-complex="normal"/>
    </style:style>
    <style:style style:name="P22" style:family="paragraph" style:parent-style-name="Standard">
      <style:text-properties fo:font-weight="normal" officeooo:rsid="00135093" officeooo:paragraph-rsid="0014f3a5" style:font-weight-asian="normal" style:font-weight-complex="normal"/>
    </style:style>
    <style:style style:name="P23" style:family="paragraph" style:parent-style-name="Standard">
      <style:text-properties fo:font-weight="normal" officeooo:rsid="0014f3a5" officeooo:paragraph-rsid="0014f3a5" style:font-weight-asian="normal" style:font-weight-complex="normal"/>
    </style:style>
    <style:style style:name="P24" style:family="paragraph" style:parent-style-name="Standard">
      <style:text-properties fo:font-weight="bold" officeooo:rsid="00039c25" officeooo:paragraph-rsid="00039c25" style:font-weight-asian="bold" style:font-weight-complex="bold"/>
    </style:style>
    <style:style style:name="P25" style:family="paragraph" style:parent-style-name="Standard">
      <style:text-properties officeooo:rsid="00039c25" officeooo:paragraph-rsid="0003adfe"/>
    </style:style>
    <style:style style:name="P26" style:family="paragraph" style:parent-style-name="Standard">
      <style:text-properties officeooo:rsid="000e92ca" officeooo:paragraph-rsid="0014f3a5"/>
    </style:style>
    <style:style style:name="P27" style:family="paragraph" style:parent-style-name="Standard">
      <style:text-properties officeooo:rsid="00117442" officeooo:paragraph-rsid="00117442"/>
    </style:style>
    <style:style style:name="P28" style:family="paragraph" style:parent-style-name="Standard">
      <style:text-properties officeooo:rsid="00125871" officeooo:paragraph-rsid="00125871"/>
    </style:style>
    <style:style style:name="T1" style:family="text">
      <style:text-properties officeooo:rsid="0003adfe"/>
    </style:style>
    <style:style style:name="T2" style:family="text">
      <style:text-properties officeooo:rsid="00048244"/>
    </style:style>
    <style:style style:name="T3" style:family="text">
      <style:text-properties officeooo:rsid="0007f2d1"/>
    </style:style>
    <style:style style:name="T4" style:family="text">
      <style:text-properties officeooo:rsid="00097e95"/>
    </style:style>
    <style:style style:name="T5" style:family="text">
      <style:text-properties officeooo:rsid="000bde4c"/>
    </style:style>
    <style:style style:name="T6" style:family="text">
      <style:text-properties officeooo:rsid="000d9b59"/>
    </style:style>
    <style:style style:name="T7" style:family="text">
      <style:text-properties officeooo:rsid="000e92ca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117442" style:font-style-asian="italic" style:font-style-complex="italic"/>
    </style:style>
    <style:style style:name="T10" style:family="text">
      <style:text-properties fo:font-style="italic" officeooo:rsid="00125871" style:font-style-asian="italic" style:font-style-complex="itali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0fe769"/>
    </style:style>
    <style:style style:name="T13" style:family="text">
      <style:text-properties officeooo:rsid="00125871"/>
    </style:style>
    <style:style style:name="T14" style:family="text">
      <style:text-properties officeooo:rsid="0013e9db"/>
    </style:style>
    <style:style style:name="T15" style:family="text">
      <style:text-properties officeooo:rsid="0014f3a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onception </text:p>
      <text:p text:style-name="Title"/>
      <text:p text:style-name="P7">Besoin :</text:p>
      <text:p text:style-name="P8">Map <text:span text:style-name="T1">(10*10)</text:span></text:p>
      <text:p text:style-name="P8">Perso</text:p>
      <text:p text:style-name="P8">Découpage en phase :</text:p>
      <text:p text:style-name="P8">-Placement des perso initial</text:p>
      <text:p text:style-name="P8">-Tour joueur 1 …</text:p>
      <text:p text:style-name="P8">-fin de la partie</text:p>
      <text:p text:style-name="P8">- fin du tour.</text:p>
      <text:p text:style-name="P8">Attaquer :</text:p>
      <text:p text:style-name="P8">-calcul dégat </text:p>
      <text:p text:style-name="P8">Se déplacer :</text:p>
      <text:p text:style-name="P8">-pathfinding</text:p>
      <text:p text:style-name="P8">Calcul Point action</text:p>
      <text:p text:style-name="P8">Calcul Point equipe</text:p>
      <text:p text:style-name="P8"/>
      <text:p text:style-name="P7">Structure</text:p>
      <text:p text:style-name="P25"><text:span text:style-name="T8">Matrice : //</text:span><text:span text:style-name="T9">X,Y=10</text:span></text:p>
      <text:p text:style-name="P28"><text:span text:style-name="T9">t</text:span><text:span text:style-name="T8">ypedef struct { char case[4] } t_case ;</text:span></text:p>
      <text:p text:style-name="P28"><text:span text:style-name="T8"/></text:p>
      <text:p text:style-name="P27"><text:span text:style-name="T10">t_case</text:span><text:span text:style-name="T8"> ** map = malloc( X * (malloc( Y * sizeof(char) ) ;</text:span></text:p>
      <text:p text:style-name="P2"/>
      <text:p text:style-name="P2"><text:span text:style-name="T3">t_p</text:span>ersonnage(t_classe classe <text:span text:style-name="T6">t_classe statscour</text:span>, int joueur,int pa, int pv, int <text:span text:style-name="T12">x,int y</text:span>, t_<text:span text:style-name="T6">etat etat) ;</text:span></text:p>
      <text:p text:style-name="P3"><text:span text:style-name="T2">t_</text:span>classe<text:span text:style-name="T2">(int PVmax, <text:s/>int gainPA, int ATQ, <text:s/>int DEF int INI, float poids, <text:s/>t_action action[]) ;</text:span></text:p>
      <text:p text:style-name="P10">t_action ( t_attaque atq1, t_attaque atq2, t_spe spe <text:s/>) ;</text:p>
      <text:p text:style-name="P4">t_attaque(int coutPA, float mul_ATQ, int portee, <text:span text:style-name="T3">int type</text:span>) ;</text:p>
      <text:p text:style-name="P4">t_spe(<text:span text:style-name="T3">) ;//ulti </text:span></text:p>
      <text:p text:style-name="P4"/>
      <text:p text:style-name="P4"/>
      <text:p text:style-name="P4"/>
      <text:p text:style-name="P26"><text:span text:style-name="T8">LISTE</text:span> : t_<text:span text:style-name="T11">liste </text:span>personnage<text:span text:style-name="T15">s</text:span></text:p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1">Fonction : </text:p>
      <text:p text:style-name="P1"/>
      <text:p text:style-name="P17">void Choix_action(<text:span text:style-name="T7">t_liste personnages</text:span>) ;//choix de l’action à faire sur cible parmi deplacement, attaque, passer.</text:p>
      <text:p text:style-name="P1"/>
      <text:p text:style-name="P15"><text:span text:style-name="T5">void </text:span>Deplacement(<text:span text:style-name="T7">t_liste personnages</text:span> ) ;//<text:span text:style-name="T4">demande les nouvelles coordonnés, </text:span>vérifie si le <text:span text:style-name="T4">déplacement est valide</text:span>, <text:span text:style-name="T4">indique le cout en PA et demande confirmation puis exécute le déplacement</text:span></text:p>
      <text:p text:style-name="P5"/>
      <text:p text:style-name="P13"><text:span text:style-name="T5">void Attaque</text:span>(<text:span text:style-name="T7">t_liste personnages ,t_personnage cible,</text:span> t_attaque attaque,<text:span text:style-name="T7">)  ;//exécute l’attaque de l’attaquant vers la cible et actualise les stats et l’état si un personnage meurt appelle la fonction mort</text:span></text:p>
      <text:p text:style-name="P6"/>
      <text:p text:style-name="P19">void Passer(<text:span text:style-name="T7">t_liste personnages,t_personnage p_actif) ;//passe la main au personnage suivant dans la liste ordre action </text:span></text:p>
      <text:p text:style-name="P18"/>
      <text:p text:style-name="P20">void G<text:span text:style-name="T13">estionTour</text:span>( t_<text:span text:style-name="T15">liste </text:span>personnage<text:span text:style-name="T15">s</text:span> , <text:span text:style-name="T12">int NbTour) ;//joue le tour suivant</text:span></text:p>
      <text:p text:style-name="P20"/>
      <text:p text:style-name="P22">int Mort(<text:span text:style-name="T7"> t_liste personnages , </text:span>t_personnage cadavre) ;//retire le cadavre de la liste des personnage puis parcourt la liste des personnages et retourne vrai s’il reste 2 équipes faux sinon</text:p>
      <text:p text:style-name="P21"/>
      <text:p text:style-name="P22">void Init<text:span text:style-name="T15">Equipe</text:span>(<text:span text:style-name="T7">t_liste personnages equipe1,t_liste personnages equipe2</text:span>) ;//choix des personnages par les joueurs et les places dans <text:s/><text:span text:style-name="T14">une liste qui leur est propre</text:span> <text:span text:style-name="T14">jusqu’à ce que les joueurs valident en respectant le nombre de points d’équipe max.</text:span></text:p>
      <text:p text:style-name="P22"/>
      <text:p text:style-name="P23">voidInitPartie</text:p>
      <text:p text:style-name="P21"><text:span text:style-name="T7"><text:s/></text:span></text:p>
      <text:p text:style-name="P18"/>
      <text:p text:style-name="P18"/>
      <text:p text:style-name="P6"/>
      <text:p text:style-name="P6"/>
      <text:p text:style-name="P6"/>
      <text:p text:style-name="P16"/>
      <text:p text:style-name="P16"/>
      <text:p text:style-name="P16"/>
      <text:p text:style-name="P6"/>
      <text:p text:style-name="P6"/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7T17:47:15.236767907</meta:creation-date>
    <dc:date>2016-11-09T14:25:48.656668409</dc:date>
    <meta:editing-duration>PT13M23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2" meta:paragraph-count="35" meta:word-count="283" meta:character-count="1860" meta:non-whitespace-character-count="1599"/>
  </office:meta>
</office:document-meta>
</file>